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 style:data-style-name="N2" text:time-value="22:16:29.253877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3-17T00:20:23.884405680</dc:date>
    <meta:editing-duration>P4DT37M57S</meta:editing-duration>
    <meta:editing-cycles>297</meta:editing-cycles>
    <meta:generator>LibreOffice/5.2.5.1$Linux_X86_64 LibreOffice_project/20m0$Build-1</meta:generator>
    <meta:document-statistic meta:table-count="1" meta:cell-count="3558" meta:object-count="0"/>
  </office:meta>
</office:document-meta>
</file>